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56cm" svg:stroke-color="#4a7ebb" draw:stroke-linejoin="round" draw:fill="none" draw:textarea-vertical-align="middle" draw:auto-grow-height="false" draw:fit-to-size="false" fo:min-height="1.893cm" fo:min-width="2.143cm" fo:padding-top="0.125cm" fo:padding-bottom="0.125cm" fo:padding-left="0cm" fo:padding-right="0cm" fo:wrap-option="wrap" draw:shadow="hidden" draw:shadow-offset-x="0cm" draw:shadow-offset-y="0.064cm" draw:shadow-color="#000000" draw:shadow-opacity="35%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545cm" fo:min-width="4.2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6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71cm" fo:min-width="2.86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9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998cm" fo:min-width="0.977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43cm" fo:min-width="10.63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4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98cm" fo:min-width="2.15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642cm" fo:min-width="4.701cm" fo:padding-top="0.125cm" fo:padding-bottom="0.125cm" fo:padding-left="0.25cm" fo:padding-right="0.25cm" fo:wrap-option="no-wrap" draw:shadow="hidden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19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0.897cm" fo:min-width="5.468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1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2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34cm" fo:min-width="3.298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24cm" fo:min-width="2.4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69cm" fo:min-width="2.86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 draw:shadow="hidden"/>
    </style:style>
    <style:style style:name="gr35" style:family="graphic">
      <style:graphic-properties style:protect="siz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draw:custom-shape draw:name="CustomShape 1" draw:style-name="gr1" draw:text-style-name="P2" draw:layer="layout" svg:width="3.031cm" svg:height="3.031cm" svg:x="11.4cm" svg:y="1cm">
          <text:p text:style-name="P1"><text:span text:style-name="T1">E1</text:span></text:p>
          <text:p text:style-name="P1"><text:span text:style-name="T2">INI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" draw:text-style-name="P4" draw:layer="layout" svg:width="7.886cm" svg:height="0.691cm" svg:x="14.414cm" svg:y="0.8cm">
          <text:p text:style-name="P3"><text:span text:style-name="T3">PlmeRxDisableRequest</text:span></text:p>
          <text:p text:style-name="P3"><text:span text:style-name="T3">pdDataRequest(TWR_MSG_TYPE_START)</text:span></text:p>
          <text:p text:style-name="P3"><text:span text:style-name="T3">Init WatchDog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3.031cm" svg:height="3.031cm" svg:x="17.281cm" svg:y="6cm">
          <text:p text:style-name="P1"><text:span text:style-name="T1">E2</text:span></text:p>
          <text:p text:style-name="P1"><text:span text:style-name="T2">WAIT</text:span></text:p>
          <text:p text:style-name="P1"><text:span text:style-name="T2">START SEN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5" draw:layer="layout" svg:width="4.705cm" svg:height="0.794cm" draw:transform="rotate (-0.628842129493556) translate (15.194cm 2.39cm)">
          <text:p/>
          <draw:enhanced-geometry draw:mirror-horizontal="true" draw:mirror-vertical="tru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5" draw:text-style-name="P4" draw:layer="layout" svg:width="3.607cm" svg:height="0.691cm" svg:x="21.393cm" svg:y="9.309cm">
          <text:p text:style-name="P3"><text:span text:style-name="T4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031cm" svg:height="3.031cm" svg:x="20.6cm" svg:y="11.8cm">
          <text:p text:style-name="P1"><text:span text:style-name="T1">E3</text:span></text:p>
          <text:p text:style-name="P1"><text:span text:style-name="T2">MEMORISE T1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7" draw:text-style-name="P4" draw:layer="layout" svg:width="4.572cm" svg:height="0.691cm" svg:x="20.628cm" svg:y="15cm">
          <text:p text:style-name="P3"><text:span text:style-name="T3">t1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5" draw:layer="layout" svg:width="3.361cm" svg:height="0.421cm" draw:transform="rotate (-1.01211643323151) translate (20.413cm 8.592cm)">
          <text:p/>
          <draw:enhanced-geometry draw:mirror-horizontal="true" draw:mirror-vertical="true" svg:viewBox="0 0 3362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9" draw:text-style-name="P2" draw:layer="layout" svg:width="3.031cm" svg:height="3.031cm" svg:x="14.369cm" svg:y="15.369cm">
          <text:p text:style-name="P1"><text:span text:style-name="T1">E4</text:span></text:p>
          <text:p text:style-name="P1"><text:span text:style-name="T2">WAIT 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0" draw:text-style-name="P5" draw:layer="layout" svg:width="1.477cm" svg:height="2.248cm" draw:transform="skewX (0.0895353906273091) rotate (-0.334579617607314) translate (16.729cm 13.058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" draw:text-style-name="P4" draw:layer="layout" svg:width="3.086cm" svg:height="0.691cm" svg:x="20.714cm" svg:y="15.691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" draw:text-style-name="P4" draw:layer="layout" svg:width="3.196cm" svg:height="0.691cm" svg:x="13cm" svg:y="9.309cm">
          <text:p text:style-name="P3"><text:span text:style-name="T4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5" draw:layer="layout" svg:width="11.131cm" svg:height="0.597cm" draw:transform="rotate (1.77011292737265) translate (14.118cm 15.349cm)">
          <text:p/>
          <draw:enhanced-geometry draw:mirror-horizontal="true" draw:mirror-vertical="true" svg:viewBox="0 0 11765 1099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4" draw:text-style-name="P2" draw:layer="layout" svg:width="3.031cm" svg:height="3.031cm" svg:x="8.969cm" svg:y="13.2cm">
          <text:p text:style-name="P1"><text:span text:style-name="T1">E5</text:span></text:p>
          <text:p text:style-name="P1"><text:span text:style-name="T2">MEMORISET4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5" draw:text-style-name="P5" draw:layer="layout" svg:width="2.651cm" svg:height="0.645cm" draw:transform="rotate (3.05868951412006) translate (13.987cm 17.093cm)">
          <text:p/>
          <draw:enhanced-geometry draw:mirror-horizontal="true" draw:mirror-vertical="true" svg:viewBox="0 0 2652 651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6" draw:text-style-name="P4" draw:layer="layout" svg:width="4.733cm" svg:height="1.135cm" svg:x="10.067cm" svg:y="17.2cm">
          <text:p text:style-name="P3"><text:span text:style-name="T4">rxFrameAvailable</text:span></text:p>
          <text:p text:style-name="P3"><text:span text:style-name="T4"><text:s text:c="3"/></text:span><text:span text:style-name="T4">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" draw:text-style-name="P7" draw:layer="layout" svg:width="5.2cm" svg:height="1.891cm" svg:x="0.969cm" svg:y="6.109cm">
          <text:p text:style-name="P6"><text:span text:style-name="T3">Print ranging</text:span></text:p>
          <text:p text:style-name="P6"><text:span text:style-name="T3">Delay before next ranging</text:span></text:p>
          <draw:enhanced-geometry draw:mirror-horizontal="false" draw:mirror-vertical="false" svg:viewBox="0 0 3214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8" draw:text-style-name="P4" draw:layer="layout" svg:width="4.572cm" svg:height="0.691cm" svg:x="5.428cm" svg:y="16cm">
          <text:p text:style-name="P3"><text:span text:style-name="T3">t4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2" draw:layer="layout" svg:width="3.031cm" svg:height="3.031cm" svg:x="0.569cm" svg:y="10.2cm">
          <text:p text:style-name="P1"><text:span text:style-name="T1">E6</text:span></text:p>
          <text:p text:style-name="P1"><text:span text:style-name="T2">WAIT DATA 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0" draw:text-style-name="P5" draw:layer="layout" svg:width="5.968cm" svg:height="1.147cm" draw:transform="rotate (2.84767920755395) translate (8.468cm 15.82cm)">
          <text:p/>
          <draw:enhanced-geometry draw:mirror-horizontal="true" draw:mirror-vertical="true" svg:viewBox="0 0 4604 402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1" draw:text-style-name="P2" draw:layer="layout" svg:width="3.031cm" svg:height="3.031cm" svg:x="6.169cm" svg:y="5.4cm">
          <text:p text:style-name="P1"><text:span text:style-name="T1">E7</text:span></text:p>
          <text:p text:style-name="P1"><text:span text:style-name="T2">EXTRACT T2 T3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2" draw:text-style-name="P5" draw:layer="layout" svg:width="3.798cm" svg:height="0.584cm" draw:transform="rotate (2.40366744584659) translate (6.653cm 11.62cm)">
          <text:p/>
          <draw:enhanced-geometry draw:mirror-horizontal="false" draw:mirror-vertical="true" svg:viewBox="0 0 3799 18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3" draw:text-style-name="P4" draw:layer="layout" svg:width="4.733cm" svg:height="1.135cm" svg:x="4.267cm" svg:y="11.8cm">
          <text:p text:style-name="P3"><text:span text:style-name="T4">rxFrameAvailable</text:span></text:p>
          <text:p text:style-name="P3"><text:span text:style-name="T4"><text:s text:c="3"/></text:span><text:span text:style-name="T4">TWR_MSG_TYPE_DATA_REPLY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" draw:text-style-name="P4" draw:layer="layout" svg:width="3.086cm" svg:height="0.691cm" svg:x="5.4cm" svg:y="16.6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5" draw:text-style-name="P4" draw:layer="layout" svg:width="4.635cm" svg:height="0.691cm" svg:x="20.565cm" svg:y="16.4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6" draw:text-style-name="P4" draw:layer="layout" svg:width="4.635cm" svg:height="0.691cm" svg:x="5.417cm" svg:y="17.117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7" draw:text-style-name="P5" draw:layer="layout" svg:width="2.905cm" svg:height="0.474cm" draw:transform="rotate (0.605803783367232) translate (8.6cm 4.454cm)">
          <text:p/>
          <draw:enhanced-geometry draw:mirror-horizontal="true" draw:mirror-vertical="true" svg:viewBox="0 0 2906 47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8" draw:text-style-name="P5" draw:layer="layout" svg:width="3.36cm" svg:height="0.419cm" draw:transform="rotate (-2.60647470492833) translate (20.905cm 14.785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9" draw:text-style-name="P4" draw:layer="layout" svg:width="4.733cm" svg:height="1.135cm" svg:x="15.067cm" svg:y="12cm">
          <text:p text:style-name="P3"><text:span text:style-name="T4">rxFrameAvailable</text:span></text:p>
          <text:p text:style-name="P3"><text:span text:style-name="T4"><text:s/> </text:span><text:span text:style-name="T4">!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4" draw:layer="layout" svg:width="4.635cm" svg:height="0.691cm" svg:x="15.165cm" svg:y="11.509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5" draw:layer="layout" svg:width="1.477cm" svg:height="2.246cm" draw:transform="skewX (0.0883136601509131) rotate (3.01086749261542) translate (1.98cm 15.617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1" draw:text-style-name="P4" draw:layer="layout" svg:width="4.733cm" svg:height="1.135cm" svg:x="0cm" svg:y="15.665cm">
          <text:p text:style-name="P3"><text:span text:style-name="T4">rxFrameAvailable</text:span></text:p>
          <text:p text:style-name="P3"><text:span text:style-name="T4"><text:s/> </text:span><text:span text:style-name="T4">!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2" draw:text-style-name="P4" draw:layer="layout" svg:width="4.635cm" svg:height="0.691cm" svg:x="-0.035cm" svg:y="16.509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5" draw:layer="layout" svg:width="4.705cm" svg:height="0.795cm" draw:transform="rotate (2.51851011062782) translate (16.708cm 7.592cm)">
          <text:p/>
          <draw:enhanced-geometry draw:mirror-horizontal="true" draw:mirror-vertical="tru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3" draw:text-style-name="P4" draw:layer="layout" svg:width="3.196cm" svg:height="0.691cm" svg:x="14.5cm" svg:y="5.409cm">
          <text:p text:style-name="P3"><text:span text:style-name="T4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9" draw:layer="layout" svg:width="4.745cm" svg:height="0.691cm" svg:x="0.341cm" svg:y="0.229cm">
          <text:p text:style-name="P8"><text:span text:style-name="T5">DecaDuino TWR client</text:span></text:p>
          <text:p text:style-name="P8"><text:span text:style-name="T6">state machine diagram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2T10:40:01.652173955</dc:date>
    <dc:creator>Adrien </dc:creator>
    <meta:editing-duration>PT2H19M43S</meta:editing-duration>
    <meta:editing-cycles>12</meta:editing-cycles>
    <meta:generator>LibreOffice/5.2.7.2$Linux_X86_64 LibreOffice_project/20m0$Build-2</meta:generator>
    <meta:document-statistic meta:object-count="66"/>
  </office:meta>
</office:document-meta>
</file>